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Bx1FF28_8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28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Edward H. Weil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Sabato Morais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25 May 1869</text:p>
      <text:p text:style-name="P1">Month<text:tab/><text:tab/><text:tab/><text:tab/><text:tab/><text:tab/>May</text:p>
      <text:p text:style-name="P1">Year<text:tab/><text:tab/><text:tab/><text:tab/><text:tab/><text:tab/>1869</text:p>
      <text:p text:style-name="P1">Hebrew Date<text:tab/><text:tab/><text:tab/><text:tab/><text:tab/></text:p>
      <text:p text:style-name="P1">Undated</text:p>
      <text:p text:style-name="P1">City<text:tab/><text:tab/><text:tab/><text:tab/><text:tab/><text:tab/></text:p>
      <text:p text:style-name="P1">State<text:tab/><text:tab/><text:tab/><text:tab/><text:tab/><text:tab/> <text:s/><text:tab/><text:tab/><text:tab/><text:tab/></text:p>
      <text:p text:style-name="P1">Country<text:tab/><text:tab/><text:tab/><text:tab/><text:tab/>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3</text:p>
      <text:p text:style-name="P1">Number of Sheets<text:tab/><text:tab/><text:tab/><text:tab/>2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3"><text:span text:style-name="T1">No. [?] South 6</text:span><text:span text:style-name="T2">th</text:span><text:span text:style-name="T1"> St./</text:span></text:p>
      <text:p text:style-name="P1">Dear Sir:/</text:p>
      <text:p text:style-name="P1"><text:span text:style-name="T1"><text:tab/>A general meeting of the/ Israelites of this city will be held/ on Tuesday evening next, June 1</text:span><text:span text:style-name="T2">st</text:span><text:span text:style-name="T1">,/ at ¼ before 8 o'clock, at the hall/ of the Harmonic Society, corner of/ Franklin &amp; Gates streets, for the/ purpose of considering the plan/ prepared for the consolidation of/</text:span></text:p>
      <text:p text:style-name="P1"/>
      <text:p text:style-name="P1">[Page 2]</text:p>
      <text:p text:style-name="P1">the Hebrew charities./</text:p>
      <text:p text:style-name="P1"><text:tab/>I am instructed by the Committee/ to request you to announce this/ fact to your congregation on/ Saturday next, in Synagogue, and/ to make a few remarks to impress/ upon all, ladies as well as gentlemen,/ the importance of being present on/ that occasion./</text:p>
      <text:p text:style-name="P1"><text:tab/>I am also desired to write/ you to deliver a short address,/ in conjunction with other speakers,/</text:p>
      <text:p text:style-name="P1"/>
      <text:p text:style-name="P1"><text:soft-page-break/>[Page 3]</text:p>
      <text:p text:style-name="P1">at the general meeting on Tuesday/ evening./</text:p>
      <text:p text:style-name="P1"><text:tab/>As I informed you verbally/ of the invitation, I will consider,/ in the absence of any reply,/ that you will accept./</text:p>
      <text:p text:style-name="P1"><text:tab/>very [?]ly yours/</text:p>
      <text:p text:style-name="P1"><text:tab/>Edward H. Weil./</text:p>
      <text:p text:style-name="P1"><text:tab/>Chairman of Committee./</text:p>
      <text:p text:style-name="P1">Rev S. Morais.<text:tab/>May 25 '69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0:20:54</meta:creation-date>
    <dc:date>2011-12-13T11:20:50.20</dc:date>
    <dc:language>en-US</dc:language>
    <meta:editing-cycles>3</meta:editing-cycles>
    <meta:editing-duration>PT00H01M26S</meta:editing-duration>
    <meta:document-statistic meta:table-count="0" meta:image-count="0" meta:object-count="0" meta:page-count="3" meta:paragraph-count="75" meta:word-count="336" meta:character-count="2201"/>
    <dc:creator>Penn Libraries</dc:creator>
    <meta:user-defined meta:name="Info 1"/>
    <meta:user-defined meta:name="Info 2"/>
    <meta:user-defined meta:name="Info 3"/>
    <meta:user-defined meta:name="Info 4"/>
  </office:meta>
</office:document-meta>
</file>